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2" svg:font-family="'DejaVu Serif'" style:font-family-generic="roman"/>
    <style:font-face style:name="DejaVu Serif1" svg:font-family="'DejaVu Serif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925in" style:rel-width="100%" fo:margin-left="0in" table:align="left"/>
    </style:style>
    <style:style style:name="Table1.A" style:family="table-column">
      <style:table-column-properties style:column-width="3.4625in" style:rel-column-width="4986*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style:vertical-align="bottom" fo:padding="0.0382in" fo:border="none"/>
    </style:style>
    <style:style style:name="Table1.A6" style:family="table-cell">
      <style:table-cell-properties style:vertical-align="middle" fo:padding="0.0382in" fo:border="none"/>
    </style:style>
    <style:style style:name="Таблица1" style:family="table">
      <style:table-properties style:width="5.875in" fo:margin-left="0.4972in" table:align="left"/>
    </style:style>
    <style:style style:name="Таблица1.A" style:family="table-column">
      <style:table-column-properties style:column-width="0.4375in"/>
    </style:style>
    <style:style style:name="Таблица1.B" style:family="table-column">
      <style:table-column-properties style:column-width="3.5in"/>
    </style:style>
    <style:style style:name="Таблица1.C" style:family="table-column">
      <style:table-column-properties style:column-width="1.9375in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875in" fo:margin-left="0.4972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3.5in"/>
    </style:style>
    <style:style style:name="Table3.C" style:family="table-column">
      <style:table-column-properties style:column-width="1.93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style:rel-width="100%" fo:break-before="page" table:align="center"/>
    </style:style>
    <style:style style:name="Table2.A" style:family="table-column">
      <style:table-column-properties style:column-width="3.4625in" style:rel-column-width="4986*"/>
    </style:style>
    <style:style style:name="Table2.A1" style:family="table-cell">
      <style:table-cell-properties fo:padding="0.0382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68571b" officeooo:paragraph-rsid="0068571b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rsid="006977f1" officeooo:paragraph-rsid="006977f1"/>
    </style:style>
    <style:style style:name="P4" style:family="paragraph" style:parent-style-name="Standard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5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8571b"/>
    </style:style>
    <style:style style:name="P6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977f1"/>
    </style:style>
    <style:style style:name="P7" style:family="paragraph" style:parent-style-name="Standard">
      <style:paragraph-properties fo:text-align="center" style:justify-single-word="false"/>
      <style:text-properties fo:font-size="8pt" fo:language="ru" fo:country="RU" officeooo:rsid="006977f1" officeooo:paragraph-rsid="006977f1" style:font-size-asian="8pt" style:font-size-complex="8pt"/>
    </style:style>
    <style:style style:name="P8" style:family="paragraph" style:parent-style-name="Standard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9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8571b"/>
    </style:style>
    <style:style style:name="P10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97023"/>
    </style:style>
    <style:style style:name="P11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c9d69"/>
    </style:style>
    <style:style style:name="P12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c6881" style:font-size-asian="12pt" style:font-size-complex="12pt"/>
    </style:style>
    <style:style style:name="P13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97023" style:font-size-asian="12pt" style:font-size-complex="12pt"/>
    </style:style>
    <style:style style:name="P14" style:family="paragraph" style:parent-style-name="Table_20_Contents">
      <style:paragraph-properties fo:margin-top="0.2in" fo:margin-bottom="0in" loext:contextual-spacing="false"/>
      <style:text-properties fo:language="ru" fo:country="RU"/>
    </style:style>
    <style:style style:name="P15" style:family="paragraph" style:parent-style-name="Table_20_Contents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16" style:family="paragraph" style:parent-style-name="Text_20_body">
      <style:text-properties fo:language="ru" fo:country="RU" officeooo:rsid="0023e02e" officeooo:paragraph-rsid="0023e02e"/>
    </style:style>
    <style:style style:name="P17" style:family="paragraph" style:parent-style-name="Text_20_body">
      <style:text-properties fo:language="ru" fo:country="RU" officeooo:rsid="002bc252" officeooo:paragraph-rsid="002bc252"/>
    </style:style>
    <style:style style:name="P18" style:family="paragraph" style:parent-style-name="Quotations">
      <style:paragraph-properties fo:margin-left="0in" fo:margin-right="0.3937in" fo:text-indent="0in" style:auto-text-indent="false"/>
      <style:text-properties fo:language="ru" fo:country="RU"/>
    </style:style>
    <style:style style:name="P19" style:family="paragraph" style:parent-style-name="Table_20_Contents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20" style:family="paragraph" style:parent-style-name="Table_20_Contents">
      <style:paragraph-properties fo:text-align="center" style:justify-single-word="false"/>
      <style:text-properties style:font-name="DejaVu Sans" fo:font-size="8pt" fo:language="ru" fo:country="RU" officeooo:rsid="0068571b" officeooo:paragraph-rsid="0068571b" style:font-size-asian="8pt" style:font-size-complex="8pt"/>
    </style:style>
    <style:style style:name="P21" style:family="paragraph" style:parent-style-name="Table_20_Contents">
      <style:text-properties fo:language="ru" fo:country="RU"/>
    </style:style>
    <style:style style:name="P22" style:family="paragraph" style:parent-style-name="Table_20_Contents">
      <style:text-properties fo:language="ru" fo:country="RU" officeooo:rsid="00154200" officeooo:paragraph-rsid="00154200"/>
    </style:style>
    <style:style style:name="P23" style:family="paragraph" style:parent-style-name="Table_20_Contents">
      <style:paragraph-properties fo:text-align="center" style:justify-single-word="false"/>
      <style:text-properties fo:language="ru" fo:country="RU" officeooo:rsid="006a4a24" officeooo:paragraph-rsid="006a4a24"/>
    </style:style>
    <style:style style:name="P24" style:family="paragraph" style:parent-style-name="Table_20_Contents">
      <style:paragraph-properties fo:text-align="center" style:justify-single-word="false"/>
      <style:text-properties fo:font-size="7pt" fo:language="ru" fo:country="RU" officeooo:rsid="006a4a24" officeooo:paragraph-rsid="006a4a24" style:font-size-asian="7pt" style:font-size-complex="7pt"/>
    </style:style>
    <style:style style:name="P25" style:family="paragraph" style:parent-style-name="Table_20_Contents">
      <style:paragraph-properties fo:text-align="center" style:justify-single-word="false"/>
      <style:text-properties fo:font-size="8pt" fo:language="ru" fo:country="RU" officeooo:rsid="006a4a24" officeooo:paragraph-rsid="006a4a24" style:font-size-asian="8pt" style:font-size-complex="8pt"/>
    </style:style>
    <style:style style:name="P26" style:family="paragraph" style:parent-style-name="GOST_20_Main_20_Body">
      <style:text-properties fo:language="ru" fo:country="RU"/>
    </style:style>
    <style:style style:name="P27" style:family="paragraph" style:parent-style-name="GOST_20_Main_20_Body">
      <style:paragraph-properties fo:line-height="115%" fo:text-align="justify" style:justify-single-word="false"/>
      <style:text-properties fo:language="ru" fo:country="RU" officeooo:rsid="005a0d11" officeooo:paragraph-rsid="005a0d11"/>
    </style:style>
    <style:style style:name="P28" style:family="paragraph" style:parent-style-name="GOST_20_Main_20_Body">
      <style:text-properties fo:language="ru" fo:country="RU" officeooo:rsid="0052f44b" officeooo:paragraph-rsid="006d705c"/>
    </style:style>
    <style:style style:name="P29" style:family="paragraph" style:parent-style-name="GOST_20_Main_20_Body">
      <style:text-properties fo:language="ru" fo:country="RU" officeooo:paragraph-rsid="006d705c"/>
    </style:style>
    <style:style style:name="P30" style:family="paragraph" style:parent-style-name="GOST_20_Main_20_Body">
      <style:text-properties fo:language="ru" fo:country="RU" officeooo:rsid="00b56f5b" officeooo:paragraph-rsid="00b56f5b"/>
    </style:style>
    <style:style style:name="P31" style:family="paragraph" style:parent-style-name="Contents_20_Heading">
      <style:paragraph-properties fo:break-before="page"/>
    </style:style>
    <style:style style:name="P3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4" style:family="paragraph" style:parent-style-name="GOST_20_Main_20_Body" style:list-style-name="GOST_20_TR_20_main_20_body"/>
    <style:style style:name="P35" style:family="paragraph" style:parent-style-name="GOST_20_Main_20_Body" style:list-style-name="GOST_20_TR_20_main_20_body">
      <style:text-properties fo:language="ru" fo:country="RU" officeooo:rsid="009035ae" officeooo:paragraph-rsid="009035ae"/>
    </style:style>
    <style:style style:name="P36" style:family="paragraph" style:parent-style-name="GOST_20_Main_20_Body" style:list-style-name="GOST_20_TR_20_main_20_body">
      <style:text-properties fo:language="ru" fo:country="RU"/>
    </style:style>
    <style:style style:name="P37" style:family="paragraph" style:parent-style-name="GOST_20_Main_20_Body" style:list-style-name="GOST_20_TR_20_bullets">
      <style:text-properties fo:language="ru" fo:country="RU"/>
    </style:style>
    <style:style style:name="P38" style:family="paragraph" style:parent-style-name="GOST_20_Main_20_Body" style:list-style-name="GOST_20_TR_20_bullets">
      <style:text-properties fo:language="ru" fo:country="RU" officeooo:paragraph-rsid="00cff067"/>
    </style:style>
    <style:style style:name="P39" style:family="paragraph" style:parent-style-name="GOST_20_Main_20_Body" style:list-style-name="GOST_20_TR_20_bullets">
      <style:text-properties fo:language="ru" fo:country="RU" officeooo:rsid="00e5ac4c" officeooo:paragraph-rsid="00e5ac4c"/>
    </style:style>
    <style:style style:name="P40" style:family="paragraph" style:parent-style-name="GOST_20_Main_20_Body" style:list-style-name="GOST_20_TR_20_main_20_body">
      <style:text-properties fo:language="ru" fo:country="RU" officeooo:rsid="005ac86b" officeooo:paragraph-rsid="005ac86b"/>
    </style:style>
    <style:style style:name="P41" style:family="paragraph" style:parent-style-name="GOST_20_Main_20_Body" style:list-style-name="GOST_20_TR_20_main_20_body">
      <style:text-properties fo:language="ru" fo:country="RU" officeooo:rsid="005a0d11" officeooo:paragraph-rsid="005a0d11"/>
    </style:style>
    <style:style style:name="P42" style:family="paragraph" style:parent-style-name="GOST_20_Main_20_Body" style:list-style-name="GOST_20_TR_20_main_20_body">
      <style:text-properties fo:language="ru" fo:country="RU" officeooo:rsid="005e33de" officeooo:paragraph-rsid="005e33de"/>
    </style:style>
    <style:style style:name="P43" style:family="paragraph" style:parent-style-name="GOST_20_Main_20_Body" style:list-style-name="GOST_20_TR_20_main_20_body">
      <style:text-properties fo:language="ru" fo:country="RU" officeooo:rsid="005f421d" officeooo:paragraph-rsid="005f421d"/>
    </style:style>
    <style:style style:name="P44" style:family="paragraph" style:parent-style-name="GOST_20_Main_20_Body" style:list-style-name="GOST_20_TR_20_main_20_body">
      <style:text-properties fo:language="ru" fo:country="RU" officeooo:rsid="006104f7" officeooo:paragraph-rsid="006104f7"/>
    </style:style>
    <style:style style:name="P45" style:family="paragraph" style:parent-style-name="GOST_20_Main_20_Body" style:list-style-name="GOST_20_TR_20_main_20_body">
      <style:text-properties fo:language="ru" fo:country="RU" officeooo:rsid="00aa3993" officeooo:paragraph-rsid="00aa3993"/>
    </style:style>
    <style:style style:name="P46" style:family="paragraph" style:parent-style-name="GOST_20_Main_20_Body" style:list-style-name="GOST_20_TR_20_main_20_body">
      <style:text-properties fo:language="ru" fo:country="RU" officeooo:rsid="00429f98" officeooo:paragraph-rsid="00d2aa69"/>
    </style:style>
    <style:style style:name="P47" style:family="paragraph" style:parent-style-name="GOST_20_Main_20_Body" style:list-style-name="GOST_20_TR_20_main_20_body">
      <style:text-properties fo:language="ru" fo:country="RU" officeooo:rsid="004ded58" officeooo:paragraph-rsid="004ded58"/>
    </style:style>
    <style:style style:name="P48" style:family="paragraph" style:parent-style-name="GOST_20_Main_20_Body" style:list-style-name="GOST_20_TR_20_main_20_body">
      <style:text-properties fo:language="ru" fo:country="RU" officeooo:rsid="006eb9dc" officeooo:paragraph-rsid="006eb9dc"/>
    </style:style>
    <style:style style:name="P49" style:family="paragraph" style:parent-style-name="GOST_20_Main_20_Body" style:list-style-name="GOST_20_TR_20_main_20_body">
      <style:text-properties fo:language="ru" fo:country="RU" officeooo:rsid="0049a4de" officeooo:paragraph-rsid="006eb9dc"/>
    </style:style>
    <style:style style:name="P50" style:family="paragraph" style:parent-style-name="GOST_20_Main_20_Body" style:list-style-name="GOST_20_TR_20_main_20_body">
      <style:text-properties fo:language="ru" fo:country="RU" officeooo:rsid="0070a62c" officeooo:paragraph-rsid="0070a62c"/>
    </style:style>
    <style:style style:name="P51" style:family="paragraph" style:parent-style-name="GOST_20_Main_20_Body" style:list-style-name="GOST_20_TR_20_main_20_body">
      <style:text-properties fo:language="ru" fo:country="RU" officeooo:rsid="0071696d" officeooo:paragraph-rsid="0071696d"/>
    </style:style>
    <style:style style:name="P52" style:family="paragraph" style:parent-style-name="GOST_20_Main_20_Body" style:list-style-name="GOST_20_TR_20_main_20_body">
      <style:text-properties fo:language="ru" fo:country="RU" officeooo:rsid="00d07304" officeooo:paragraph-rsid="00d07304"/>
    </style:style>
    <style:style style:name="P53" style:family="paragraph" style:parent-style-name="GOST_20_Main_20_Body" style:list-style-name="GOST_20_TR_20_main_20_body">
      <style:text-properties fo:language="ru" fo:country="RU" officeooo:rsid="0051a496" officeooo:paragraph-rsid="0051a496"/>
    </style:style>
    <style:style style:name="P54" style:family="paragraph" style:parent-style-name="GOST_20_Main_20_Body" style:list-style-name="GOST_20_TR_20_main_20_body">
      <style:text-properties fo:language="ru" fo:country="RU" officeooo:rsid="0072d0a4" officeooo:paragraph-rsid="0072d0a4"/>
    </style:style>
    <style:style style:name="P55" style:family="paragraph" style:parent-style-name="GOST_20_Main_20_Body" style:list-style-name="GOST_20_TR_20_main_20_body">
      <style:text-properties fo:language="ru" fo:country="RU" officeooo:rsid="0052f44b" officeooo:paragraph-rsid="006d705c"/>
    </style:style>
    <style:style style:name="P56" style:family="paragraph" style:parent-style-name="GOST_20_Main_20_Body" style:list-style-name="GOST_20_TR_20_main_20_body">
      <style:text-properties fo:language="ru" fo:country="RU" officeooo:rsid="007496d4" officeooo:paragraph-rsid="007496d4"/>
    </style:style>
    <style:style style:name="P57" style:family="paragraph" style:parent-style-name="GOST_20_Main_20_Body" style:list-style-name="GOST_20_TR_20_main_20_body">
      <style:text-properties fo:language="ru" fo:country="RU" officeooo:rsid="007dd7cd" officeooo:paragraph-rsid="007dd7cd"/>
    </style:style>
    <style:style style:name="P58" style:family="paragraph" style:parent-style-name="GOST_20_Main_20_Body" style:list-style-name="GOST_20_TR_20_main_20_body">
      <style:text-properties fo:language="ru" fo:country="RU" officeooo:rsid="007dd7cd" officeooo:paragraph-rsid="007496d4"/>
    </style:style>
    <style:style style:name="P59" style:family="paragraph" style:parent-style-name="GOST_20_Main_20_Body" style:list-style-name="GOST_20_TR_20_main_20_body">
      <style:text-properties fo:language="ru" fo:country="RU" officeooo:rsid="0078cf4f" officeooo:paragraph-rsid="00790e71"/>
    </style:style>
    <style:style style:name="P60" style:family="paragraph" style:parent-style-name="GOST_20_Main_20_Body" style:list-style-name="GOST_20_TR_20_main_20_body">
      <style:text-properties fo:language="ru" fo:country="RU" officeooo:rsid="00790875" officeooo:paragraph-rsid="00790e71"/>
    </style:style>
    <style:style style:name="P61" style:family="paragraph" style:parent-style-name="GOST_20_Main_20_Body" style:list-style-name="GOST_20_TR_20_main_20_body">
      <style:text-properties fo:language="ru" fo:country="RU" officeooo:rsid="0075d84e" officeooo:paragraph-rsid="0075d84e"/>
    </style:style>
    <style:style style:name="P62" style:family="paragraph" style:parent-style-name="GOST_20_Main_20_Body" style:list-style-name="GOST_20_TR_20_bullets">
      <style:text-properties fo:language="ru" fo:country="RU" officeooo:rsid="0076aeb7" officeooo:paragraph-rsid="0076aeb7"/>
    </style:style>
    <style:style style:name="P63" style:family="paragraph" style:parent-style-name="GOST_20_Main_20_Body" style:list-style-name="GOST_20_TR_20_bullets">
      <style:text-properties fo:language="ru" fo:country="RU" officeooo:rsid="007818e1" officeooo:paragraph-rsid="007818e1"/>
    </style:style>
    <style:style style:name="P64" style:family="paragraph" style:parent-style-name="GOST_20_Main_20_Body" style:list-style-name="GOST_20_TR_20_main_20_body">
      <style:text-properties fo:language="ru" fo:country="RU" officeooo:rsid="007b085e" officeooo:paragraph-rsid="007b085e"/>
    </style:style>
    <style:style style:name="P65" style:family="paragraph" style:parent-style-name="GOST_20_Main_20_Body" style:list-style-name="GOST_20_TR_20_bullets">
      <style:text-properties fo:language="ru" fo:country="RU" officeooo:rsid="007bdda6" officeooo:paragraph-rsid="007bdda6"/>
    </style:style>
    <style:style style:name="P66" style:family="paragraph" style:parent-style-name="GOST_20_Main_20_Body" style:list-style-name="GOST_20_TR_20_main_20_body">
      <style:text-properties fo:language="ru" fo:country="RU" officeooo:rsid="00804e1f" officeooo:paragraph-rsid="00804e1f"/>
    </style:style>
    <style:style style:name="P67" style:family="paragraph" style:parent-style-name="GOST_20_Main_20_Body" style:list-style-name="GOST_20_TR_20_main_20_body">
      <style:text-properties fo:language="ru" fo:country="RU" officeooo:rsid="00818dc9" officeooo:paragraph-rsid="00818dc9"/>
    </style:style>
    <style:style style:name="P68" style:family="paragraph" style:parent-style-name="GOST_20_Main_20_Body" style:list-style-name="GOST_20_TR_20_bullets">
      <style:text-properties fo:language="ru" fo:country="RU" officeooo:rsid="00818dc9" officeooo:paragraph-rsid="00818dc9"/>
    </style:style>
    <style:style style:name="P69" style:family="paragraph" style:parent-style-name="GOST_20_Main_20_Body" style:list-style-name="GOST_20_TR_20_main_20_body">
      <style:text-properties fo:language="ru" fo:country="RU" officeooo:rsid="0084ab51" officeooo:paragraph-rsid="0084ab51"/>
    </style:style>
    <style:style style:name="P70" style:family="paragraph" style:parent-style-name="GOST_20_Main_20_Body" style:list-style-name="GOST_20_TR_20_bullets"/>
    <style:style style:name="P71" style:family="paragraph" style:parent-style-name="GOST_20_Main_20_Body" style:list-style-name="GOST_20_TR_20_main_20_body">
      <style:text-properties fo:font-size="12pt" fo:language="ru" fo:country="RU" style:font-size-asian="12pt" style:font-size-complex="12pt"/>
    </style:style>
    <style:style style:name="P72" style:family="paragraph" style:parent-style-name="GOST_20_Main_20_Body" style:list-style-name="GOST_20_TR_20_bullets">
      <style:text-properties fo:font-size="12pt" fo:language="ru" fo:country="RU" style:font-size-asian="12pt" style:font-size-complex="12pt"/>
    </style:style>
    <style:style style:name="P73" style:family="paragraph" style:parent-style-name="GOST_20_Main_20_Body" style:list-style-name="GOST_20_TR_20_bullets">
      <style:text-properties fo:font-size="12pt" fo:language="ru" fo:country="RU" officeooo:rsid="009f8e8d" officeooo:paragraph-rsid="009f8e8d" style:font-size-asian="12pt" style:font-size-complex="12pt"/>
    </style:style>
    <style:style style:name="P74" style:family="paragraph" style:parent-style-name="GOST_20_Main_20_Body" style:list-style-name="GOST_20_TR_20_main_20_body">
      <style:paragraph-properties style:writing-mode="lr-tb"/>
      <style:text-properties officeooo:paragraph-rsid="00d7fb21"/>
    </style:style>
    <style:style style:name="P75" style:family="paragraph" style:parent-style-name="GOST_20_TR_20_Heading_20_1">
      <style:paragraph-properties fo:break-before="page"/>
      <style:text-properties fo:language="ru" fo:country="RU"/>
    </style:style>
    <style:style style:name="P76" style:family="paragraph" style:parent-style-name="GOST_20_TR_20_Heading_20_1" style:list-style-name="GOST_20_TR_20_main_20_body">
      <style:paragraph-properties fo:break-before="page"/>
      <style:text-properties fo:language="ru" fo:country="RU"/>
    </style:style>
    <style:style style:name="P77" style:family="paragraph" style:parent-style-name="GOST_20_TR_20_Heading_20_1" style:list-style-name="GOST_20_TR_20_main_20_body">
      <style:paragraph-properties fo:break-before="page"/>
      <style:text-properties fo:language="ru" fo:country="RU" officeooo:paragraph-rsid="00d95c8e"/>
    </style:style>
    <style:style style:name="P78" style:family="paragraph" style:parent-style-name="GOST_20_TR_20_Heading_20_1">
      <style:paragraph-properties fo:break-before="page"/>
      <style:text-properties fo:language="ru" fo:country="RU" officeooo:rsid="00c3583f" officeooo:paragraph-rsid="00c3583f"/>
    </style:style>
    <style:style style:name="P79" style:family="paragraph" style:parent-style-name="Text_20_body" style:list-style-name="GOST_20_TR_20_bullets">
      <style:text-properties fo:language="ru" fo:country="RU" officeooo:rsid="0023e02e" officeooo:paragraph-rsid="0023e02e"/>
    </style:style>
    <style:style style:name="P80" style:family="paragraph" style:parent-style-name="Text_20_body" style:list-style-name="GOST_20_TR_20_bullets">
      <style:text-properties fo:language="ru" fo:country="RU" officeooo:rsid="0086f557" officeooo:paragraph-rsid="0086f557"/>
    </style:style>
    <style:style style:name="P81" style:family="paragraph" style:parent-style-name="Text_20_body" style:list-style-name="GOST_20_TR_20_bullets">
      <style:text-properties fo:language="ru" fo:country="RU" officeooo:rsid="002bc252" officeooo:paragraph-rsid="002bc252"/>
    </style:style>
    <style:style style:name="P82" style:family="paragraph" style:parent-style-name="Text_20_body" style:list-style-name="GOST_20_TR_20_bullets">
      <style:text-properties fo:language="ru" fo:country="RU" officeooo:rsid="00bd132f" officeooo:paragraph-rsid="00bd132f"/>
    </style:style>
    <style:style style:name="P83" style:family="paragraph" style:parent-style-name="Text_20_body" style:list-style-name="GOST_20_TR_20_bullets">
      <style:text-properties fo:font-variant="normal" fo:text-transform="none" fo:color="#000000" style:font-name="DejaVu Serif1" fo:font-size="12pt" fo:letter-spacing="normal" fo:language="ru" fo:country="RU" fo:font-style="normal" fo:font-weight="normal" officeooo:rsid="002bc252" officeooo:paragraph-rsid="00d95c8e" style:font-size-asian="12pt" style:font-size-complex="12pt"/>
    </style:style>
    <style:style style:name="P84" style:family="paragraph" style:parent-style-name="GOST_20_TR_20_Heading_20_2" style:list-style-name="GOST_20_TR_20_main_20_body">
      <style:text-properties officeooo:paragraph-rsid="00d2aa69"/>
    </style:style>
    <style:style style:name="P85" style:family="paragraph" style:parent-style-name="GOST_20_TR_20_Heading_20_2">
      <style:text-properties fo:language="ru" fo:country="RU"/>
    </style:style>
    <style:style style:name="P86" style:family="paragraph" style:parent-style-name="GOST_20_TR_20_Heading_20_2" style:list-style-name="GOST_20_TR_20_main_20_body">
      <style:text-properties fo:language="ru" fo:country="RU"/>
    </style:style>
    <style:style style:name="P87" style:family="paragraph" style:parent-style-name="GOST_20_TR_20_Heading_20_2">
      <style:text-properties fo:language="ru" fo:country="RU" officeooo:paragraph-rsid="004e0081"/>
    </style:style>
    <style:style style:name="P88" style:family="paragraph" style:parent-style-name="GOST_20_TR_20_Heading_20_2" style:list-style-name="GOST_20_TR_20_main_20_body">
      <style:text-properties fo:language="ru" fo:country="RU" officeooo:rsid="00429f98" officeooo:paragraph-rsid="00429f98"/>
    </style:style>
    <style:style style:name="P89" style:family="paragraph" style:parent-style-name="GOST_20_TR_20_Heading_20_2" style:list-style-name="GOST_20_TR_20_main_20_body">
      <style:paragraph-properties fo:break-before="page"/>
      <style:text-properties fo:language="ru" fo:country="RU"/>
    </style:style>
    <style:style style:name="T1" style:family="text">
      <style:text-properties officeooo:rsid="00154200"/>
    </style:style>
    <style:style style:name="T2" style:family="text">
      <style:text-properties officeooo:rsid="001e4a75"/>
    </style:style>
    <style:style style:name="T3" style:family="text">
      <style:text-properties officeooo:rsid="002382a2"/>
    </style:style>
    <style:style style:name="T4" style:family="text">
      <style:text-properties officeooo:rsid="0023e02e"/>
    </style:style>
    <style:style style:name="T5" style:family="text">
      <style:text-properties style:font-name="DejaVu Serif2"/>
    </style:style>
    <style:style style:name="T6" style:family="text">
      <style:text-properties style:font-name="DejaVu Serif" officeooo:rsid="0036d3e1"/>
    </style:style>
    <style:style style:name="T7" style:family="text">
      <style:text-properties style:font-name="DejaVu Serif" officeooo:rsid="00403ae0"/>
    </style:style>
    <style:style style:name="T8" style:family="text">
      <style:text-properties style:font-name="DejaVu Serif" officeooo:rsid="003f894f"/>
    </style:style>
    <style:style style:name="T9" style:family="text">
      <style:text-properties style:font-name="DejaVu Serif" officeooo:rsid="00a78e55"/>
    </style:style>
    <style:style style:name="T10" style:family="text">
      <style:text-properties officeooo:rsid="00249154"/>
    </style:style>
    <style:style style:name="T11" style:family="text">
      <style:text-properties fo:font-variant="normal" fo:text-transform="none" fo:color="#000000" style:font-name="DejaVu Serif" fo:font-size="12pt" fo:letter-spacing="normal" fo:language="ru" fo:country="RU" fo:font-style="normal" fo:font-weight="normal" style:font-size-asian="12pt" style:font-size-complex="12pt"/>
    </style:style>
    <style:style style:name="T12" style:family="text">
      <style:text-properties fo:font-variant="normal" fo:text-transform="none" fo:color="#000000" style:font-name="DejaVu Serif" fo:font-size="12pt" fo:letter-spacing="normal" fo:language="ru" fo:country="RU" fo:font-style="normal" fo:font-weight="normal" officeooo:rsid="00263efc" style:font-size-asian="12pt" style:font-size-complex="12pt"/>
    </style:style>
    <style:style style:name="T13" style:family="text">
      <style:text-properties fo:font-variant="normal" fo:text-transform="none" fo:color="#000000" style:font-name="DejaVu Serif" fo:font-size="12pt" fo:letter-spacing="normal" fo:language="ru" fo:country="RU" fo:font-style="normal" fo:font-weight="normal" officeooo:rsid="00263efc" style:font-size-asian="12pt" style:font-style-asian="normal" style:font-size-complex="12pt" style:font-style-complex="normal"/>
    </style:style>
    <style:style style:name="T14" style:family="text">
      <style:text-properties fo:font-variant="normal" fo:text-transform="none" fo:color="#000000" fo:letter-spacing="normal" fo:font-style="normal" fo:font-weight="normal"/>
    </style:style>
    <style:style style:name="T15" style:family="text">
      <style:text-properties fo:color="#000000" style:font-name="DejaVu Serif" fo:font-size="12pt" fo:letter-spacing="normal" fo:language="ru" fo:country="RU" fo:font-style="normal" fo:font-weight="normal" style:font-size-asian="12pt" style:font-style-asian="normal" style:font-size-complex="12pt" style:font-style-complex="normal"/>
    </style:style>
    <style:style style:name="T16" style:family="text">
      <style:text-properties officeooo:rsid="00263efc"/>
    </style:style>
    <style:style style:name="T17" style:family="text">
      <style:text-properties officeooo:rsid="002c97d5"/>
    </style:style>
    <style:style style:name="T18" style:family="text">
      <style:text-properties officeooo:rsid="002ce06d"/>
    </style:style>
    <style:style style:name="T19" style:family="text">
      <style:text-properties officeooo:rsid="002f3586"/>
    </style:style>
    <style:style style:name="T20" style:family="text">
      <style:text-properties officeooo:rsid="00307bde"/>
    </style:style>
    <style:style style:name="T21" style:family="text">
      <style:text-properties officeooo:rsid="0031bb4b"/>
    </style:style>
    <style:style style:name="T22" style:family="text">
      <style:text-properties officeooo:rsid="0039963f"/>
    </style:style>
    <style:style style:name="T23" style:family="text">
      <style:text-properties officeooo:rsid="003a6116"/>
    </style:style>
    <style:style style:name="T24" style:family="text">
      <style:text-properties officeooo:rsid="003b4ff2"/>
    </style:style>
    <style:style style:name="T25" style:family="text">
      <style:text-properties officeooo:rsid="003c75af"/>
    </style:style>
    <style:style style:name="T26" style:family="text">
      <style:text-properties officeooo:rsid="00457d9c"/>
    </style:style>
    <style:style style:name="T27" style:family="text">
      <style:text-properties officeooo:rsid="00465594"/>
    </style:style>
    <style:style style:name="T28" style:family="text">
      <style:text-properties officeooo:rsid="0052141b"/>
    </style:style>
    <style:style style:name="T29" style:family="text">
      <style:text-properties officeooo:rsid="0052c13d"/>
    </style:style>
    <style:style style:name="T30" style:family="text">
      <style:text-properties officeooo:rsid="005a0d11"/>
    </style:style>
    <style:style style:name="T31" style:family="text">
      <style:text-properties officeooo:rsid="005b14a6"/>
    </style:style>
    <style:style style:name="T32" style:family="text">
      <style:text-properties officeooo:rsid="0061ba24"/>
    </style:style>
    <style:style style:name="T33" style:family="text">
      <style:text-properties officeooo:rsid="006347be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officeooo:rsid="006d0049"/>
    </style:style>
    <style:style style:name="T36" style:family="text">
      <style:text-properties officeooo:rsid="006d705c"/>
    </style:style>
    <style:style style:name="T37" style:family="text">
      <style:text-properties officeooo:rsid="006e2186"/>
    </style:style>
    <style:style style:name="T38" style:family="text">
      <style:text-properties officeooo:rsid="006eb9dc"/>
    </style:style>
    <style:style style:name="T39" style:family="text">
      <style:text-properties officeooo:rsid="007818e1"/>
    </style:style>
    <style:style style:name="T40" style:family="text">
      <style:text-properties officeooo:rsid="00790875"/>
    </style:style>
    <style:style style:name="T41" style:family="text">
      <style:text-properties officeooo:rsid="00790e71"/>
    </style:style>
    <style:style style:name="T42" style:family="text">
      <style:text-properties officeooo:rsid="007c3d16"/>
    </style:style>
    <style:style style:name="T43" style:family="text">
      <style:text-properties officeooo:rsid="007dd7cd"/>
    </style:style>
    <style:style style:name="T44" style:family="text">
      <style:text-properties officeooo:rsid="007e872c"/>
    </style:style>
    <style:style style:name="T45" style:family="text">
      <style:text-properties officeooo:rsid="00837f5c"/>
    </style:style>
    <style:style style:name="T46" style:family="text">
      <style:text-properties officeooo:rsid="0084ab51"/>
    </style:style>
    <style:style style:name="T47" style:family="text">
      <style:text-properties officeooo:rsid="0087469c"/>
    </style:style>
    <style:style style:name="T48" style:family="text">
      <style:text-properties fo:language="ru" fo:country="RU"/>
    </style:style>
    <style:style style:name="T49" style:family="text">
      <style:text-properties fo:language="ru" fo:country="RU" officeooo:rsid="0049a4de"/>
    </style:style>
    <style:style style:name="T50" style:family="text">
      <style:text-properties fo:language="ru" fo:country="RU" officeooo:rsid="005ac86b"/>
    </style:style>
    <style:style style:name="T51" style:family="text">
      <style:text-properties fo:language="ru" fo:country="RU" officeooo:rsid="00d7fb21"/>
    </style:style>
    <style:style style:name="T52" style:family="text">
      <style:text-properties fo:language="ru" fo:country="RU" officeooo:rsid="005d0d6b"/>
    </style:style>
    <style:style style:name="T53" style:family="text">
      <style:text-properties fo:language="ru" fo:country="RU" officeooo:rsid="00d90b29"/>
    </style:style>
    <style:style style:name="T54" style:family="text">
      <style:text-properties fo:language="ru" fo:country="RU" officeooo:rsid="00e3907f"/>
    </style:style>
    <style:style style:name="T55" style:family="text">
      <style:text-properties officeooo:rsid="008c9e4a"/>
    </style:style>
    <style:style style:name="T56" style:family="text">
      <style:text-properties officeooo:rsid="008e2aae"/>
    </style:style>
    <style:style style:name="T57" style:family="text">
      <style:text-properties officeooo:rsid="00900821"/>
    </style:style>
    <style:style style:name="T58" style:family="text">
      <style:text-properties officeooo:rsid="0091d7c6"/>
    </style:style>
    <style:style style:name="T59" style:family="text">
      <style:text-properties officeooo:rsid="009252df"/>
    </style:style>
    <style:style style:name="T60" style:family="text">
      <style:text-properties officeooo:rsid="0094464e"/>
    </style:style>
    <style:style style:name="T61" style:family="text">
      <style:text-properties officeooo:rsid="0095efe3"/>
    </style:style>
    <style:style style:name="T62" style:family="text">
      <style:text-properties officeooo:rsid="00976c62"/>
    </style:style>
    <style:style style:name="T63" style:family="text">
      <style:text-properties officeooo:rsid="0097f89d"/>
    </style:style>
    <style:style style:name="T64" style:family="text">
      <style:text-properties officeooo:rsid="00a0aebd"/>
    </style:style>
    <style:style style:name="T65" style:family="text">
      <style:text-properties officeooo:rsid="00a1334a"/>
    </style:style>
    <style:style style:name="T66" style:family="text">
      <style:text-properties officeooo:rsid="00a3cddf"/>
    </style:style>
    <style:style style:name="T67" style:family="text">
      <style:text-properties officeooo:rsid="00a5679d"/>
    </style:style>
    <style:style style:name="T68" style:family="text">
      <style:text-properties officeooo:rsid="00a76d94"/>
    </style:style>
    <style:style style:name="T69" style:family="text">
      <style:text-properties officeooo:rsid="00a831ed"/>
    </style:style>
    <style:style style:name="T70" style:family="text">
      <style:text-properties officeooo:rsid="00a8dcab"/>
    </style:style>
    <style:style style:name="T71" style:family="text">
      <style:text-properties officeooo:rsid="00aba8ec"/>
    </style:style>
    <style:style style:name="T72" style:family="text">
      <style:text-properties officeooo:rsid="00aeedeb"/>
    </style:style>
    <style:style style:name="T73" style:family="text">
      <style:text-properties officeooo:rsid="00afb0b7"/>
    </style:style>
    <style:style style:name="T74" style:family="text">
      <style:text-properties officeooo:rsid="00b22bf9"/>
    </style:style>
    <style:style style:name="T75" style:family="text">
      <style:text-properties officeooo:rsid="00b27f47"/>
    </style:style>
    <style:style style:name="T76" style:family="text">
      <style:text-properties officeooo:rsid="00b44501"/>
    </style:style>
    <style:style style:name="T77" style:family="text">
      <style:text-properties officeooo:rsid="00b4a109"/>
    </style:style>
    <style:style style:name="T78" style:family="text">
      <style:text-properties officeooo:rsid="00b58a42"/>
    </style:style>
    <style:style style:name="T79" style:family="text">
      <style:text-properties officeooo:rsid="00b74823"/>
    </style:style>
    <style:style style:name="T80" style:family="text">
      <style:text-properties officeooo:rsid="00b8bb7b"/>
    </style:style>
    <style:style style:name="T81" style:family="text">
      <style:text-properties officeooo:rsid="00bac14a"/>
    </style:style>
    <style:style style:name="T82" style:family="text">
      <style:text-properties officeooo:rsid="00bd132f"/>
    </style:style>
    <style:style style:name="T83" style:family="text">
      <style:text-properties officeooo:rsid="00bed3b4"/>
    </style:style>
    <style:style style:name="T84" style:family="text">
      <style:text-properties officeooo:rsid="00c006b5"/>
    </style:style>
    <style:style style:name="T85" style:family="text">
      <style:text-properties officeooo:rsid="00c5cc5f"/>
    </style:style>
    <style:style style:name="T86" style:family="text">
      <style:text-properties officeooo:rsid="00c85be6"/>
    </style:style>
    <style:style style:name="T87" style:family="text">
      <style:text-properties officeooo:rsid="00cb15fa"/>
    </style:style>
    <style:style style:name="T88" style:family="text">
      <style:text-properties officeooo:rsid="00cb99d2"/>
    </style:style>
    <style:style style:name="T89" style:family="text">
      <style:text-properties officeooo:rsid="00cd1c61"/>
    </style:style>
    <style:style style:name="T90" style:family="text">
      <style:text-properties officeooo:rsid="00ce5624"/>
    </style:style>
    <style:style style:name="T91" style:family="text">
      <style:text-properties officeooo:rsid="00d0f1d7"/>
    </style:style>
    <style:style style:name="T92" style:family="text">
      <style:text-properties officeooo:rsid="009cd458"/>
    </style:style>
    <style:style style:name="T93" style:family="text">
      <style:text-properties officeooo:rsid="00d2aa69"/>
    </style:style>
    <style:style style:name="T94" style:family="text">
      <style:text-properties officeooo:rsid="00d54e95"/>
    </style:style>
    <style:style style:name="T95" style:family="text">
      <style:text-properties officeooo:rsid="00d60038"/>
    </style:style>
    <style:style style:name="T96" style:family="text">
      <style:text-properties officeooo:rsid="00d7fb21"/>
    </style:style>
    <style:style style:name="T97" style:family="text">
      <style:text-properties fo:color="#222222" style:font-name="DejaVu Serif1" fo:font-size="12pt" fo:letter-spacing="normal" fo:font-style="normal" fo:font-weight="normal" style:font-size-asian="12pt" style:font-style-asian="normal" style:font-size-complex="12pt" style:font-style-complex="normal"/>
    </style:style>
    <style:style style:name="T98" style:family="text">
      <style:text-properties officeooo:rsid="00bbe93d"/>
    </style:style>
    <style:style style:name="T99" style:family="text">
      <style:text-properties officeooo:rsid="00e31f55"/>
    </style:style>
    <style:style style:name="T100" style:family="text">
      <style:text-properties officeooo:rsid="00e3907f"/>
    </style:style>
    <style:style style:name="T101" style:family="text">
      <style:text-properties officeooo:rsid="00e93fa8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able_id"/>
      </text:sequence-decls>
      <text:p text:style-name="P2"/>
      <text:p text:style-name="P2"/>
      <text:p text:style-name="P2"/>
      <text:p text:style-name="P2"/>
      <text:p text:style-name="P2"/>
      <text:p text:style-name="P4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">СОГЛАСОВАНО</text:p>
          </table:table-cell>
          <table:table-cell table:style-name="Table1.A1" office:value-type="string">
            <text:p text:style-name="P19">УТВЕРЖДАЮ</text:p>
          </table:table-cell>
        </table:table-row>
        <table:table-row>
          <table:table-cell table:style-name="Table1.A2" office:value-type="string">
            <text:p text:style-name="P12">____________________________________</text:p>
          </table:table-cell>
          <table:table-cell table:style-name="Table1.A2" office:value-type="string">
            <text:p text:style-name="P12">____________________________________</text:p>
          </table:table-cell>
        </table:table-row>
        <table:table-row>
          <table:table-cell table:style-name="Table1.A1" office:value-type="string">
            <text:p text:style-name="P20">должность, головной исполнитель ОКР</text:p>
          </table:table-cell>
          <table:table-cell table:style-name="Table1.A1" office:value-type="string">
            <text:p text:style-name="P20">должность, заказчик</text:p>
          </table:table-cell>
        </table:table-row>
        <table:table-row>
          <table:table-cell table:style-name="Table1.A2" office:value-type="string">
            <text:p text:style-name="P13">____________________________________</text:p>
          </table:table-cell>
          <table:table-cell table:style-name="Table1.A2" office:value-type="string">
            <text:p text:style-name="P12">____________________________________</text:p>
          </table:table-cell>
        </table:table-row>
        <table:table-row>
          <table:table-cell table:style-name="Table1.A1" office:value-type="string">
            <text:p text:style-name="P20">подпись, инициалы, фамилия</text:p>
          </table:table-cell>
          <table:table-cell table:style-name="Table1.A1" office:value-type="string">
            <text:p text:style-name="P20">подпись, инициалы, фамилия</text:p>
          </table:table-cell>
        </table:table-row>
        <table:table-row>
          <table:table-cell table:style-name="Table1.A6" office:value-type="string">
            <text:p text:style-name="P9">«___»____________________ 20___г.</text:p>
          </table:table-cell>
          <table:table-cell table:style-name="Table1.A6" office:value-type="string">
            <text:p text:style-name="P10">«___»____________________ 20___г.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ТЕХНИЧЕСКОЕ ЗАДАНИЕ <text:line-break/>НА <text:span text:style-name="T88">СОСТАВНУЮ ЧАСТЬ </text:span>ОПЫТНО-КОНСТРУКТОРСК<text:span text:style-name="T55">ОЙ</text:span> РАБОТ<text:span text:style-name="T55">Ы</text:span></text:p>
      <text:p text:style-name="P6"/>
      <text:p text:style-name="P3"><text:span text:style-name="T55">СТРАТОСФЕРНЫЙ ЗОНД </text:span>ШМЕЛЬ</text:p>
      <text:p text:style-name="P3"/>
      <text:p text:style-name="P3">СЗ-1<text:span text:style-name="T56">-ШМЕЛЬ</text:span></text:p>
      <text:p text:style-name="P7"/>
      <text:table-of-content text:style-name="Sect1" text:protected="true" text:name="Table of Contents1">
        <text:table-of-content-source text:outline-level="2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1">Содержание</text:p>
          </text:index-title>
          <text:p text:style-name="P32"><text:a xlink:type="simple" xlink:href="#__RefHeading___Toc978_1566413351" text:style-name="Index_20_Link" text:visited-style-name="Index_20_Link"><text:s/>1 <text:s/>Наименование, шифр СЧ ОКР, основание, исполнитель и сроки выполнения СЧ ОКР<text:tab/>3</text:a></text:p>
          <text:p text:style-name="P32"><text:a xlink:type="simple" xlink:href="#__RefHeading___Toc980_1566413351" text:style-name="Index_20_Link" text:visited-style-name="Index_20_Link"><text:s/>2 <text:s/>Цель выполнения СЧ ОКР, наименование и индекс изделия<text:tab/>4</text:a></text:p>
          <text:p text:style-name="P32"><text:a xlink:type="simple" xlink:href="#__RefHeading___Toc982_1566413351" text:style-name="Index_20_Link" text:visited-style-name="Index_20_Link"><text:s/>3 <text:s/>Технические требования к изделию.<text:tab/>5</text:a></text:p>
          <text:p text:style-name="P33"><text:a xlink:type="simple" xlink:href="#__RefHeading___Toc984_1566413351" text:style-name="Index_20_Link" text:visited-style-name="Index_20_Link"><text:s/>3.1 <text:s/>Состав изделия:<text:tab/>5</text:a></text:p>
          <text:p text:style-name="P33"><text:a xlink:type="simple" xlink:href="#__RefHeading___Toc986_1566413351" text:style-name="Index_20_Link" text:visited-style-name="Index_20_Link"><text:s/>3.2 <text:s/>Требования назначения:<text:tab/>5</text:a></text:p>
          <text:p text:style-name="P33"><text:a xlink:type="simple" xlink:href="#__RefHeading___Toc988_1566413351" text:style-name="Index_20_Link" text:visited-style-name="Index_20_Link"><text:s/>3.3 <text:s/>Требования радиоэлектронной защиты:<text:tab/>5</text:a></text:p>
          <text:p text:style-name="P33"><text:a xlink:type="simple" xlink:href="#__RefHeading___Toc990_1566413351" text:style-name="Index_20_Link" text:visited-style-name="Index_20_Link"><text:s/>3.4 <text:s/>Требования живучести и стойкости к внешним воздействующим факторам.<text:tab/>6</text:a></text:p>
          <text:p text:style-name="P33"><text:a xlink:type="simple" xlink:href="#__RefHeading___Toc992_1566413351" text:style-name="Index_20_Link" text:visited-style-name="Index_20_Link"><text:s/>3.5 <text:s/>Требования эргономики, обитаемости и технической эстетики.<text:tab/>7</text:a></text:p>
          <text:p text:style-name="P33"><text:a xlink:type="simple" xlink:href="#__RefHeading___Toc994_1566413351" text:style-name="Index_20_Link" text:visited-style-name="Index_20_Link"><text:s/>3.6 <text:s/>Требования к эксплуатации, хранению, удобству технического обслуживания и ремонта.<text:tab/>7</text:a></text:p>
          <text:p text:style-name="P33"><text:a xlink:type="simple" xlink:href="#__RefHeading___Toc996_1566413351" text:style-name="Index_20_Link" text:visited-style-name="Index_20_Link"><text:s/>3.7 <text:s/>Требования к транспортабельности.<text:tab/>7</text:a></text:p>
          <text:p text:style-name="P33"><text:a xlink:type="simple" xlink:href="#__RefHeading___Toc998_1566413351" text:style-name="Index_20_Link" text:visited-style-name="Index_20_Link"><text:s/>3.8 <text:s/>Требования безопасности.<text:tab/>7</text:a></text:p>
          <text:p text:style-name="P33"><text:a xlink:type="simple" xlink:href="#__RefHeading___Toc1000_1566413351" text:style-name="Index_20_Link" text:visited-style-name="Index_20_Link"><text:s/>3.9 <text:s/>Требования к стандартизации<text:tab/>8</text:a></text:p>
          <text:p text:style-name="P33"><text:a xlink:type="simple" xlink:href="#__RefHeading___Toc1004_1566413351" text:style-name="Index_20_Link" text:visited-style-name="Index_20_Link"><text:s/>3.10 <text:s/>Конструктивные требования<text:tab/>9</text:a></text:p>
          <text:p text:style-name="P32"><text:a xlink:type="simple" xlink:href="#__RefHeading___Toc1010_1566413351" text:style-name="Index_20_Link" text:visited-style-name="Index_20_Link"><text:s/>4 <text:s/>Требования к обеспечению.<text:tab/>10</text:a></text:p>
          <text:p text:style-name="P32"><text:a xlink:type="simple" xlink:href="#__RefHeading___Toc1014_1566413351" text:style-name="Index_20_Link" text:visited-style-name="Index_20_Link"><text:s/>5 <text:s/>Требования к консервации, упаковке и маркировке<text:tab/>11</text:a></text:p>
          <text:p text:style-name="P32"><text:a xlink:type="simple" xlink:href="#__RefHeading___Toc1016_1566413351" text:style-name="Index_20_Link" text:visited-style-name="Index_20_Link"><text:s/>6 <text:s/>Требования к учебно-тренировочным средствам.<text:tab/>12</text:a></text:p>
          <text:p text:style-name="P32"><text:a xlink:type="simple" xlink:href="#__RefHeading___Toc3536_4294578340" text:style-name="Index_20_Link" text:visited-style-name="Index_20_Link"><text:s/>7 <text:s/>Непредоставляемые требования.<text:tab/>13</text:a></text:p>
          <text:p text:style-name="P32"><text:a xlink:type="simple" xlink:href="#__RefHeading___Toc1020_1566413351" text:style-name="Index_20_Link" text:visited-style-name="Index_20_Link"><text:s/>8 <text:s/>Этапы выполнения СЧ ОКР<text:tab/>14</text:a></text:p>
          <text:p text:style-name="P32"><text:a xlink:type="simple" xlink:href="#__RefHeading___Toc1022_1566413351" text:style-name="Index_20_Link" text:visited-style-name="Index_20_Link"><text:s/>9 <text:s/>Порядок выполнения этапов и приёмки ОКР.<text:tab/>15</text:a></text:p>
          <text:p text:style-name="P32"><text:a xlink:type="simple" xlink:href="#__RefHeading___Toc1024_1566413351" text:style-name="Index_20_Link" text:visited-style-name="Index_20_Link"><text:s/>10 <text:s/>Ссылочные документы<text:tab/>17</text:a></text:p>
          <text:p text:style-name="P32"><text:a xlink:type="simple" xlink:href="#__RefHeading___Toc1026_1566413351" text:style-name="Index_20_Link" text:visited-style-name="Index_20_Link"><text:s/>11 <text:s/>Перечень сокращений:<text:tab/>18</text:a></text:p>
        </text:index-body>
      </text:table-of-content>
      <text:p text:style-name="GOST_20_Main_20_Body"/>
      <text:list xml:id="list137056037104640055" text:style-name="GOST_20_TR_20_main_20_body">
        <text:list-item>
          <text:h text:style-name="P76" text:outline-level="1"><text:bookmark-start text:name="__RefHeading___Toc978_1566413351"/><text:span text:style-name="T1">Н</text:span>аименование, шифр <text:span text:style-name="T57">СЧ </text:span>ОКР, основание, исполнитель и сроки выполнения <text:span text:style-name="T57">СЧ </text:span>ОКР<text:bookmark-end text:name="__RefHeading___Toc978_1566413351"/></text:h>
          <text:list>
            <text:list-item>
              <text:p text:style-name="P35">Разрабатываемый стратосферный зонд, являющийся частью <text:span text:style-name="T58">стратосферной системы "Шмель" имеет одноимённое название с упомянутой системой.</text:span></text:p>
            </text:list-item>
            <text:list-item>
              <text:p text:style-name="P36">Шиф<text:span text:style-name="T26">р</text:span> <text:span text:style-name="T59">СЧ </text:span>ОКР: "СЗ-1<text:span text:style-name="T59">-ШМЕЛЬ</text:span>".</text:p>
            </text:list-item>
            <text:list-item>
              <text:p text:style-name="P36">Основания для проведения <text:span text:style-name="T60">СЧ </text:span>ОКР<text:span text:style-name="T35">.</text:span></text:p>
            </text:list-item>
          </text:list>
        </text:list-item>
      </text:list>
      <text:list xml:id="list1434169095001128345" text:style-name="GOST_20_TR_20_bullets">
        <text:list-item>
          <text:list>
            <text:list-item>
              <text:list>
                <text:list-item>
                  <text:p text:style-name="P37">положения конкурса "Воздушно-инженерная школа CanSat в России;</text:p>
                </text:list-item>
                <text:list-item>
                  <text:p text:style-name="P37">решение участников команды "Спутникостроительный завод имени композитора Юрия Шостаковича" об участии в конкурсе.</text:p>
                </text:list-item>
              </text:list>
            </text:list-item>
          </text:list>
        </text:list-item>
      </text:list>
      <text:list xml:id="list223444782411142" text:continue-list="list137056037104640055" text:style-name="GOST_20_TR_20_main_20_body">
        <text:list-item>
          <text:list>
            <text:list-item>
              <text:p text:style-name="P36">Исполнитель - команда участников "Спутникостроительный завод имени композитора Юрия Шостаковича".</text:p>
            </text:list-item>
            <text:list-item>
              <text:p text:style-name="P36">Сроки выполнения <text:span text:style-name="T61">СЧ </text:span>ОКР распределены на несколько этапов согласно таблице <text:sequence-ref text:reference-format="value" text:ref-name="reftable_id0">1</text:sequence-ref>.</text:p>
            </text:list-item>
          </text:list>
        </text:list-item>
      </text:list>
      <text:p text:style-name="P26">Таблица <text:sequence text:ref-name="reftable_id0" text:name="table_id" text:formula="ooow:table_id+1" style:num-format="1">1</text:sequence><text:span text:style-name="T1">. Этапы проведения СЧ ОКР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2">№</text:p>
          </table:table-cell>
          <table:table-cell table:style-name="Таблица1.A1" office:value-type="string">
            <text:p text:style-name="P22">Наименования этапа</text:p>
          </table:table-cell>
          <table:table-cell table:style-name="Таблица1.C1" office:value-type="string">
            <text:p text:style-name="P22">Срок окончания</text:p>
          </table:table-cell>
        </table:table-row>
        <table:table-row>
          <table:table-cell table:style-name="Таблица1.A2" office:value-type="string">
            <text:p text:style-name="P22">1</text:p>
          </table:table-cell>
          <table:table-cell table:style-name="Таблица1.A2" office:value-type="string">
            <text:p text:style-name="P22">Разработка эскизного проекта</text:p>
          </table:table-cell>
          <table:table-cell table:style-name="Таблица1.C2" office:value-type="string">
            <text:p text:style-name="P22">Январь 2019</text:p>
          </table:table-cell>
        </table:table-row>
        <table:table-row>
          <table:table-cell table:style-name="Таблица1.A2" office:value-type="string">
            <text:p text:style-name="P22">2</text:p>
          </table:table-cell>
          <table:table-cell table:style-name="Таблица1.A2" office:value-type="string">
            <text:p text:style-name="P22">Разработка рабочего проекта</text:p>
          </table:table-cell>
          <table:table-cell table:style-name="Таблица1.C2" office:value-type="string">
            <text:p text:style-name="P22">Март 2019</text:p>
          </table:table-cell>
        </table:table-row>
        <table:table-row>
          <table:table-cell table:style-name="Таблица1.A2" office:value-type="string">
            <text:p text:style-name="P22">3</text:p>
          </table:table-cell>
          <table:table-cell table:style-name="Таблица1.A2" office:value-type="string">
            <text:p text:style-name="P22">Изготовление и проведение контрольных испытаний всех элементов разрабатываемой системы</text:p>
          </table:table-cell>
          <table:table-cell table:style-name="Таблица1.C2" office:value-type="string">
            <text:p text:style-name="P22">Июнь 2019</text:p>
          </table:table-cell>
        </table:table-row>
      </table:table>
      <text:p text:style-name="P18"/>
      <text:list xml:id="list223443750062609" text:continue-numbering="true" text:style-name="GOST_20_TR_20_main_20_body">
        <text:list-item>
          <text:h text:style-name="P75" text:outline-level="1"><text:bookmark-start text:name="__RefHeading___Toc980_1566413351"/>Цель выполнения <text:span text:style-name="T62">СЧ </text:span>ОКР, наименование и индекс изделия<text:bookmark-end text:name="__RefHeading___Toc980_1566413351"/></text:h>
          <text:list>
            <text:list-item>
              <text:p text:style-name="P36">Целью <text:span text:style-name="T90">составной части </text:span>опытно-конструкторской работы (<text:span text:style-name="T63">СЧ </text:span>ОКР) является разработка <text:span text:style-name="T63">стратосферного зонда. являющегося частью </text:span>стратосферной исследовательской системы, предназначенной для выполнения исследовательских задач согласно регламенту конкурса "Воздушно-инженерная школа CanSat в России".</text:p>
            </text:list-item>
            <text:list-item>
              <text:p text:style-name="P36">Наименование изделия: <text:span text:style-name="T63">Стратосферный исследовательский зонд </text:span>"Шмель"<text:span text:style-name="T63"> (одноимённое название с системой)</text:span>. Далее "Шмель"<text:span text:style-name="T3"> или</text:span> <text:span text:style-name="T63">стратосферный зонд, или же зонд</text:span>.</text:p>
            </text:list-item>
            <text:list-item>
              <text:p text:style-name="P36">Индекс изделия: 1.<text:span text:style-name="T101">1</text:span>.</text:p>
            </text:list-item>
          </text:list>
        </text:list-item>
        <text:list-item>
          <text:h text:style-name="P76" text:outline-level="1"><text:bookmark-start text:name="__RefHeading___Toc982_1566413351"/><text:span text:style-name="T32">Технические</text:span> требования<text:span text:style-name="T33"> к изделию.</text:span><text:bookmark-end text:name="__RefHeading___Toc982_1566413351"/></text:h>
          <text:list>
            <text:list-item>
              <text:h text:style-name="P86" text:outline-level="2"><text:bookmark-start text:name="__RefHeading___Toc984_1566413351"/>Состав изделия<text:span text:style-name="T2">:</text:span><text:bookmark-end text:name="__RefHeading___Toc984_1566413351"/></text:h>
            </text:list-item>
          </text:list>
        </text:list-item>
      </text:list>
      <text:list xml:id="list223444541785984" text:continue-list="list1434169095001128345" text:style-name="GOST_20_TR_20_bullets">
        <text:list-item>
          <text:list>
            <text:list-item>
              <text:list>
                <text:list-item>
                  <text:p text:style-name="P39">Бортовая цифровая вычислительная система</text:p>
                </text:list-item>
                <text:list-item>
                  <text:p text:style-name="P39">Бортовая измерительная аппаратура</text:p>
                </text:list-item>
                <text:list-item>
                  <text:p text:style-name="P39">Система энергоснабжения</text:p>
                </text:list-item>
                <text:list-item>
                  <text:p text:style-name="P39">Бортовой радиотехнический комплекс</text:p>
                </text:list-item>
                <text:list-item>
                  <text:p text:style-name="P39">Система поддержания микроклимата</text:p>
                </text:list-item>
                <text:list-item>
                  <text:p text:style-name="P39">Бортовая кабельная система</text:p>
                </text:list-item>
                <text:list-item>
                  <text:p text:style-name="P39">Полезная нагрузка</text:p>
                </text:list-item>
              </text:list>
            </text:list-item>
          </text:list>
        </text:list-item>
      </text:list>
      <text:list xml:id="list223445574522276" text:continue-list="list223443750062609" text:style-name="GOST_20_TR_20_main_20_body">
        <text:list-item>
          <text:list>
            <text:list-item>
              <text:h text:style-name="P86" text:outline-level="2"><text:bookmark-start text:name="__RefHeading___Toc986_1566413351"/>Требования назначения:<text:bookmark-end text:name="__RefHeading___Toc986_1566413351"/></text:h>
              <text:list>
                <text:list-item>
                  <text:p text:style-name="P71"><text:span text:style-name="T4">Разрабатываемый стратосферный зонд предназначен для решения следующих задач</text:span>:</text:p>
                </text:list-item>
              </text:list>
            </text:list-item>
          </text:list>
        </text:list-item>
      </text:list>
      <text:list xml:id="list223445378853050" text:continue-list="list223444541785984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72">измерение распределения температуры и давления во время подъёма и спуска<text:span text:style-name="T10">;</text:span></text:p>
                    </text:list-item>
                    <text:list-item>
                      <text:p text:style-name="P72"><text:span text:style-name="T14">измерение трёх компонент ускорения во время полёта</text:span>;</text:p>
                    </text:list-item>
                    <text:list-item>
                      <text:p text:style-name="P70"><text:span text:style-name="T11">фотография Земли в период времени</text:span><text:span text:style-name="T12"> </text:span><text:span text:style-name="Emphasis"><text:span text:style-name="T15">от 0 до 10 секунд</text:span></text:span><text:span text:style-name="Emphasis"><text:span text:style-name="T13"> </text:span></text:span><text:span text:style-name="T11">после начала падения аппарата</text:span><text:span text:style-name="T12">;</text:span></text:p>
                    </text:list-item>
                    <text:list-item>
                      <text:p text:style-name="P72">фиксация точки разрушения шара-зонда (координаты, высота, время);</text:p>
                    </text:list-item>
                    <text:list-item>
                      <text:p text:style-name="P72">фотофиксация неба в момент приземления<text:span text:style-name="T16">;</text:span></text:p>
                    </text:list-item>
                    <text:list-item>
                      <text:p text:style-name="P72">передача <text:span text:style-name="T17">зондом </text:span>телеметрической информации с использованием прямого радиоканала на наземный измерительный пункт (НИП);</text:p>
                    </text:list-item>
                    <text:list-item>
                      <text:p text:style-name="P72">передача телеметрической информации зондом и приём входящих команд посредством глобальной спутниковой системы<text:span text:style-name="T18"> связи</text:span> <text:span text:style-name="T96">I</text:span>ridium;</text:p>
                    </text:list-item>
                    <text:list-item>
                      <text:p text:style-name="P73">сбор показаний с инерциальных датчиков для последующего восстановления траектории полёта;</text:p>
                    </text:list-item>
                    <text:list-item>
                      <text:p text:style-name="P72">получение спектра поглощения атмосферы;</text:p>
                    </text:list-item>
                    <text:list-item>
                      <text:p text:style-name="P72"><text:soft-page-break/>определение ориентации аппарата при помощи солнечного датчика.</text:p>
                    </text:list-item>
                  </text:list>
                </text:list-item>
              </text:list>
            </text:list-item>
          </text:list>
        </text:list-item>
      </text:list>
      <text:list xml:id="list223444018134393" text:continue-list="list223445574522276" text:style-name="GOST_20_TR_20_main_20_body">
        <text:list-item>
          <text:list>
            <text:list-item>
              <text:h text:style-name="P85" text:outline-level="2"><text:bookmark-start text:name="__RefHeading___Toc988_1566413351"/>Требования радиоэлектронной защиты:<text:bookmark-end text:name="__RefHeading___Toc988_1566413351"/></text:h>
              <text:list>
                <text:list-item>
                  <text:p text:style-name="P36">Должна быть обеспечена совместимость радиоэлектронных средств, используемых в <text:span text:style-name="T64">зонде</text:span>.</text:p>
                </text:list-item>
              </text:list>
            </text:list-item>
            <text:list-item>
              <text:h text:style-name="P86" text:outline-level="2"><text:bookmark-start text:name="__RefHeading___Toc990_1566413351"/>Требования живучести и стойкости к внешним воздействующим факторам<text:span text:style-name="T19">.</text:span><text:bookmark-end text:name="__RefHeading___Toc990_1566413351"/></text:h>
              <text:list>
                <text:list-item>
                  <text:p text:style-name="P36">Требования к имитозащищенности</text:p>
                  <text:list>
                    <text:list-item>
                      <text:p text:style-name="P40"><text:span text:style-name="T65">Зонд</text:span> долж<text:span text:style-name="T65">ен </text:span>удовлетворять следующим требованиям к имитозащищенности:</text:p>
                    </text:list-item>
                  </text:list>
                </text:list-item>
              </text:list>
            </text:list-item>
          </text:list>
        </text:list-item>
      </text:list>
      <text:list xml:id="list223445261498932" text:continue-list="list223445378853050" text:style-name="GOST_20_TR_20_bullets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7">должна быть предусмотрена защита от несанкционированных команд, передаваемых на зонд при помощи системы iridium;</text:p>
                        </text:list-item>
                        <text:list-item>
                          <text:p text:style-name="P37">должна быть предусмотрена защита от различного рода помех при помощи таких механизмов, как контрольные суммы или помехозащищенное кодирование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23445559964595" text:continue-list="list223444018134393" text:style-name="GOST_20_TR_20_main_20_body">
        <text:list-item>
          <text:list>
            <text:list-item>
              <text:list>
                <text:list-item>
                  <text:p text:style-name="P36">Требования к устойчивости к климатическим воздействиям<text:span text:style-name="T30">.</text:span></text:p>
                  <text:list>
                    <text:list-item>
                      <text:p text:style-name="P41">К зонду в составе системы предоставляются следующие требования<text:span text:style-name="T83">: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23443982991613" text:continue-list="list223445261498932" text:style-name="GOST_20_TR_20_bullets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7">зонд должен выдерживать температуру внешней окружающей среды в диапазоне от -<text:span text:style-name="T96">6</text:span>0 до +60 <text:span text:style-name="T5">°</text:span>C;</text:p>
                        </text:list-item>
                        <text:list-item>
                          <text:p text:style-name="P37">зонд должен выдерживать атмосферное давление в диапазоне от 1 кПа до 105 кПа<text:span text:style-name="T20">;</text:span></text:p>
                        </text:list-item>
                        <text:list-item>
                          <text:p text:style-name="P37">зонд должен выдерживать по<text:span text:style-name="T99">дъ</text:span>ем на высоту до 30 км относительно опорного эллипсоида WGS84 со скоростью от 4 до 7 м/с;</text:p>
                        </text:list-item>
                        <text:list-item>
                          <text:p text:style-name="P37">зонд должен выдержать посадку при скорости 5-8 м/c;</text:p>
                        </text:list-item>
                        <text:list-item>
                          <text:p text:style-name="P37">зонд должен иметь положительную плавучесть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23445248722337" text:continue-list="list223445559964595" text:style-name="GOST_20_TR_20_main_20_body">
        <text:list-item>
          <text:list>
            <text:list-item>
              <text:list>
                <text:list-item>
                  <text:p text:style-name="P41">Требования надёжности<text:span text:style-name="T84"> не предоставляются.</text:span></text:p>
                </text:list-item>
              </text:list>
            </text:list-item>
          </text:list>
        </text:list-item>
      </text:list>
      <text:p text:style-name="P27"/>
      <text:list xml:id="list223444313476246" text:continue-numbering="true" text:style-name="GOST_20_TR_20_main_20_body">
        <text:list-item>
          <text:list>
            <text:list-item>
              <text:h text:style-name="P89" text:outline-level="2"><text:bookmark-start text:name="__RefHeading___Toc992_1566413351"/>Требования эргономики, обитаемости и технической эстетики<text:span text:style-name="T31">.</text:span><text:bookmark-end text:name="__RefHeading___Toc992_1566413351"/></text:h>
              <text:list>
                <text:list-item>
                  <text:p text:style-name="P74"><text:span text:style-name="T50">Зонд должен выглядеть приятно и </text:span><text:span text:style-name="T53">быть </text:span><text:span text:style-name="T50">раскрашен в цветовую схему насек</text:span><text:span text:style-name="T53">омых рода</text:span><text:span text:style-name="T50"> </text:span><text:span text:style-name="T51">Шмель (</text:span><text:span text:style-name="T97">Bombus</text:span><text:span text:style-name="T51">)</text:span><text:span text:style-name="T50">. Допускается отклонение от этого требования, если его выполнение не позволит выдержать требуемые характеристики изделия</text:span><text:span text:style-name="T52">.</text:span></text:p>
                </text:list-item>
              </text:list>
            </text:list-item>
            <text:list-item>
              <text:h text:style-name="P86" text:outline-level="2"><text:bookmark-start text:name="__RefHeading___Toc994_1566413351"/>Требования к эксплуатации, хранению, удобству технического обслуживания и ремонта<text:span text:style-name="T21">.</text:span><text:bookmark-end text:name="__RefHeading___Toc994_1566413351"/></text:h>
              <text:list>
                <text:list-item>
                  <text:p text:style-name="P42">К <text:span text:style-name="T66">зонду</text:span> предоставляются следующие эксплуатационные требования:</text:p>
                </text:list-item>
              </text:list>
            </text:list-item>
          </text:list>
        </text:list-item>
      </text:list>
      <text:list xml:id="list223444291140985" text:continue-list="list223443982991613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37"><text:span text:style-name="T66">зонд </text:span>долж<text:span text:style-name="T66">ен </text:span>приводиться в готовность не дольше 1 часа;</text:p>
                    </text:list-item>
                    <text:list-item>
                      <text:p text:style-name="P37"><text:span text:style-name="T66">конструкция зонда должна</text:span> предусматривать возможность многократной неразрушающей разборки и последующей сборки<text:span text:style-name="T22"> в целях проведения локальных ремонтных работ</text:span><text:span text:style-name="T6">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23445567623459" text:continue-list="list223444313476246" text:style-name="GOST_20_TR_20_main_20_body">
        <text:list-item>
          <text:list>
            <text:list-item>
              <text:h text:style-name="P85" text:outline-level="2"><text:bookmark-start text:name="__RefHeading___Toc996_1566413351"/>Требовани<text:span text:style-name="T23">я</text:span> к транспортабельности<text:span text:style-name="T24">.</text:span><text:bookmark-end text:name="__RefHeading___Toc996_1566413351"/></text:h>
              <text:list>
                <text:list-item>
                  <text:p text:style-name="P43">К <text:span text:style-name="T67">зонду</text:span> предоставляются следующие требования:</text:p>
                </text:list-item>
              </text:list>
            </text:list-item>
          </text:list>
        </text:list-item>
      </text:list>
      <text:list xml:id="list223444709281220" text:continue-list="list223444291140985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38"><text:span text:style-name="T67">зонд </text:span>долж<text:span text:style-name="T67">ен </text:span>быть транспортабельны<text:span text:style-name="T67">м</text:span> при помощи рюкзак<text:span text:style-name="T25">а объёмом не более 20 литров без потери функциональности. Это требование не распространяется на антенны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23444640080149" text:continue-list="list223445567623459" text:style-name="GOST_20_TR_20_main_20_body">
        <text:list-item>
          <text:list>
            <text:list-item>
              <text:h text:style-name="P86" text:outline-level="2"><text:bookmark-start text:name="__RefHeading___Toc998_1566413351"/>Требования безопасности.<text:bookmark-end text:name="__RefHeading___Toc998_1566413351"/></text:h>
              <text:list>
                <text:list-item>
                  <text:p text:style-name="P44">К <text:span text:style-name="T68">зонду</text:span> предоставляются следующие требования безопасности:</text:p>
                </text:list-item>
              </text:list>
            </text:list-item>
          </text:list>
        </text:list-item>
      </text:list>
      <text:list xml:id="list223444885826999" text:continue-list="list223444709281220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37"><text:span text:style-name="T8">элементы </text:span><text:span text:style-name="T9">зонда </text:span><text:span text:style-name="T8">не должны предоставлять </text:span><text:span text:style-name="T7">опасности для персонала и населения путём <text:s/>воздействия электрического напряжения, движущихся частей, теплового (светового) воздействия, высокочастотных, радиационных, электромагнитных полей, ядовитых паров и газов, вибраций, акустических шумов и др.;</text:span></text:p>
                    </text:list-item>
                    <text:list-item>
                      <text:p text:style-name="P37">элементы питания <text:span text:style-name="T69">зонда</text:span> должны быть снабжены соответствующими устройствами защиты от коротких замыканий и последующего возгорания;</text:p>
                    </text:list-item>
                    <text:list-item>
                      <text:p text:style-name="P37"><text:soft-page-break/>конструкция <text:span text:style-name="T70">зонда</text:span> должна исключать самопроизвольное включение и выключение.</text:p>
                    </text:list-item>
                  </text:list>
                </text:list-item>
              </text:list>
            </text:list-item>
          </text:list>
        </text:list-item>
      </text:list>
      <text:list xml:id="list223444147619637" text:continue-list="list223444640080149" text:style-name="GOST_20_TR_20_main_20_body">
        <text:list-item>
          <text:list>
            <text:list-item>
              <text:h text:style-name="P87" text:outline-level="2"><text:bookmark-start text:name="__RefHeading___Toc1000_1566413351"/>Требования стандартизации<text:span text:style-name="T93">.</text:span><text:bookmark-end text:name="__RefHeading___Toc1000_1566413351"/></text:h>
              <text:list>
                <text:list-item>
                  <text:p text:style-name="P45">Требования стандартизации не предоставляются<text:span text:style-name="T71">.</text:span></text:p>
                </text:list-item>
              </text:list>
            </text:list-item>
            <text:list-item>
              <text:h text:style-name="P84" text:outline-level="2">Требования технологичности<text:span text:style-name="T92">.</text:span></text:h>
              <text:list>
                <text:list-item>
                  <text:p text:style-name="P46">Требования технологичности не предоставляются.</text:p>
                </text:list-item>
              </text:list>
            </text:list-item>
            <text:list-item>
              <text:h text:style-name="P88" text:outline-level="2"><text:bookmark-start text:name="__RefHeading___Toc1004_1566413351"/>Конструктивные требования<text:bookmark-end text:name="__RefHeading___Toc1004_1566413351"/></text:h>
              <text:list>
                <text:list-item>
                  <text:p text:style-name="P36"><text:span text:style-name="T100">Г</text:span>абариты <text:span text:style-name="T72">зонда</text:span>: не более 300x300x300 мм с учётом системы крепления троса<text:span text:style-name="T27">;</text:span></text:p>
                </text:list-item>
                <text:list-item>
                  <text:p text:style-name="P36"><text:span text:style-name="T100">М</text:span>асса <text:span text:style-name="T73">зонда</text:span> 750 – 1000 грамм<text:span text:style-name="T27">;</text:span></text:p>
                </text:list-item>
                <text:list-item>
                  <text:p text:style-name="P36"><text:span text:style-name="T100">А</text:span>ппараты закрепляются последовательно, создавая единую цепочку от шара-зонда, для этого у каждого аппарата должно быть крепление для фала (проушины) вверху и внизу аппарата;</text:p>
                </text:list-item>
                <text:list-item>
                  <text:p text:style-name="P36"><text:span text:style-name="T100">К</text:span>репление должно выдерживать на разрыв не менее 80кг, длина фала между аппаратами – 5 м, диаметр отверстия для фала – не менее 10мм;</text:p>
                </text:list-item>
                <text:list-item>
                  <text:p text:style-name="P34"><text:span text:style-name="T48"><text:s/></text:span><text:span text:style-name="T54">Т</text:span><text:span text:style-name="T48">ребования к вибронагрузкам не предъявляются</text:span><text:span text:style-name="T49">;</text:span></text:p>
                </text:list-item>
              </text:list>
            </text:list-item>
          </text:list>
        </text:list-item>
      </text:list>
      <text:p text:style-name="GOST_20_Main_20_Body"/>
      <text:list xml:id="list223444843295979" text:continue-numbering="true" text:style-name="GOST_20_TR_20_main_20_body">
        <text:list-item>
          <text:h text:style-name="P76" text:outline-level="1"><text:bookmark-start text:name="__RefHeading___Toc1010_1566413351"/>Требования к обеспечению.<text:bookmark-end text:name="__RefHeading___Toc1010_1566413351"/></text:h>
          <text:list>
            <text:list-item>
              <text:p text:style-name="P47">Требования к нормативно-техническому обеспечению<text:span text:style-name="T38">.</text:span></text:p>
              <text:list>
                <text:list-item>
                  <text:p text:style-name="P48">Для разработки проекта должна быть использована система контроля версий.</text:p>
                </text:list-item>
              </text:list>
            </text:list-item>
            <text:list-item>
              <text:p text:style-name="P47">Требования к метрологическому обеспечению.</text:p>
              <text:list>
                <text:list-item>
                  <text:p text:style-name="P48">Требования к метрологическому обеспечению не предоставляются.</text:p>
                </text:list-item>
              </text:list>
            </text:list-item>
            <text:list-item>
              <text:p text:style-name="P47">Требования к диагностическому обеспечению.</text:p>
              <text:list>
                <text:list-item>
                  <text:p text:style-name="P49"><text:span text:style-name="T75">К</text:span>онструкция <text:span text:style-name="T74">зонда </text:span>должна предусматривать наличие клапана, совместимого с ГОСТ 8107-75 для подключения насоса для проведения проверок на герметичность корпуса;</text:p>
                </text:list-item>
              </text:list>
            </text:list-item>
            <text:list-item>
              <text:p text:style-name="P50">Требования к математическому, программному и информационно-лингвистическому обеспечению.</text:p>
              <text:list>
                <text:list-item>
                  <text:p text:style-name="P51">Программное обеспечение, разрабатываемое <text:span text:style-name="T76">для зонда </text:span>должно быть разработано на языке программирования C.</text:p>
                </text:list-item>
                <text:list-item>
                  <text:p text:style-name="P51">Приветствуется следование рекомендациям MISRA C<text:span text:style-name="T77">.</text:span></text:p>
                </text:list-item>
                <text:list-item>
                  <text:p text:style-name="P52">Вся телеметрическая информация, передаваемая аппаратом, должна <text:span text:style-name="T91">сохраняться </text:span>на внутреннем накопителе информации.</text:p>
                </text:list-item>
              </text:list>
            </text:list-item>
          </text:list>
        </text:list-item>
      </text:list>
      <text:p text:style-name="P30"/>
      <text:list xml:id="list223445405711365" text:continue-numbering="true" text:style-name="GOST_20_TR_20_main_20_body">
        <text:list-item>
          <text:h text:style-name="P75" text:outline-level="1"><text:bookmark-start text:name="__RefHeading___Toc1014_1566413351"/>Требования к консервации<text:span text:style-name="T28">,</text:span> упаковке и марк<text:span text:style-name="T37">и</text:span>ровке<text:bookmark-end text:name="__RefHeading___Toc1014_1566413351"/></text:h>
          <text:list>
            <text:list-item>
              <text:p text:style-name="P53"><text:span text:style-name="T85">При необходимости, д</text:span>ля <text:span text:style-name="T78">зонда</text:span> должна быть разработана упаковка, позволяющая осуществлять транспортировку и хранение с учётом предоставляемых к транспортировке требований.</text:p>
            </text:list-item>
            <text:list-item>
              <text:p text:style-name="P53">На корпусе зонда должна быть размещена табличка с координатами официально<text:span text:style-name="T79">го</text:span> представителя команды "Завод имени композитора Юрия Шостаковича", с наименованием аппарата и кратким описанием в целях оповещения нашедшего аппарат.</text:p>
            </text:list-item>
          </text:list>
        </text:list-item>
      </text:list>
      <text:p text:style-name="GOST_20_Main_20_Body"/>
      <text:list xml:id="list223443947849102" text:continue-numbering="true" text:style-name="GOST_20_TR_20_main_20_body">
        <text:list-item>
          <text:h text:style-name="P76" text:outline-level="1"><text:bookmark-start text:name="__RefHeading___Toc1016_1566413351"/>Требования к учебно-<text:span text:style-name="T29">тренировочным</text:span> средствам.<text:bookmark-end text:name="__RefHeading___Toc1016_1566413351"/></text:h>
          <text:list>
            <text:list-item>
              <text:p text:style-name="P54">При разработке <text:span text:style-name="T80">зонда</text:span> требуется создание автономных стендов для отработки отдельных узлов там, где это возможно.</text:p>
            </text:list-item>
          </text:list>
        </text:list-item>
      </text:list>
      <text:p text:style-name="GOST_20_Main_20_Body"/>
      <text:list xml:id="list223445736758905" text:continue-numbering="true" text:style-name="GOST_20_TR_20_main_20_body">
        <text:list-item>
          <text:h text:style-name="P78" text:outline-level="1"><text:bookmark-start text:name="__RefHeading___Toc3536_4294578340"/>Непредоставляемые требования.<text:bookmark-end text:name="__RefHeading___Toc3536_4294578340"/></text:h>
          <text:list>
            <text:list-item>
              <text:p text:style-name="P34">Технико-экономические требования.</text:p>
            </text:list-item>
            <text:list-item>
              <text:p text:style-name="P34">Требования к каталогизации.</text:p>
            </text:list-item>
            <text:list-item>
              <text:p text:style-name="P34">Требования к сырью, материалам и КИМП<text:span text:style-name="T85">.</text:span></text:p>
            </text:list-item>
            <text:list-item>
              <text:p text:style-name="P34">Специальные требования<text:span text:style-name="T86">.</text:span></text:p>
            </text:list-item>
          </text:list>
        </text:list-item>
        <text:list-item>
          <text:h text:style-name="P76" text:outline-level="1"><text:bookmark-start text:name="__RefHeading___Toc1020_1566413351"/>Этапы выполнения<text:span text:style-name="T81"> СЧ</text:span> ОКР<text:span text:style-name="T94">.</text:span><text:bookmark-end text:name="__RefHeading___Toc1020_1566413351"/></text:h>
          <text:list>
            <text:list-item>
              <text:p text:style-name="P55"><text:span text:style-name="T36">Выполнение СЧ ОКР разделено на несколько этапов согласно таблице </text:span><text:span text:style-name="T36"><text:sequence-ref text:reference-format="value" text:ref-name="reftable_id1">2</text:sequence-ref></text:span><text:span text:style-name="T36">. Подобное разделение основано на регламенте чемпионата "Воздушно-инженерная школа CanSat в России" [2].</text:span></text:p>
            </text:list-item>
          </text:list>
        </text:list-item>
      </text:list>
      <text:p text:style-name="P28">Таблица <text:sequence text:ref-name="reftable_id1" text:name="table_id" text:formula="ooow:table_id+1" style:num-format="1">2</text:sequence><text:span text:style-name="T1">. Этапы выполнения СЧ ОКР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1">№</text:p>
          </table:table-cell>
          <table:table-cell table:style-name="Table3.A1" office:value-type="string">
            <text:p text:style-name="P21">Наименования этапа</text:p>
          </table:table-cell>
          <table:table-cell table:style-name="Table3.C1" office:value-type="string">
            <text:p text:style-name="P21">Срок окончания</text:p>
          </table:table-cell>
        </table:table-row>
        <table:table-row>
          <table:table-cell table:style-name="Table3.A2" office:value-type="string">
            <text:p text:style-name="P21">1</text:p>
          </table:table-cell>
          <table:table-cell table:style-name="Table3.A2" office:value-type="string">
            <text:p text:style-name="P21">Разработка эскизного проекта</text:p>
          </table:table-cell>
          <table:table-cell table:style-name="Table3.C2" office:value-type="string">
            <text:p text:style-name="P21">Январь 2019</text:p>
          </table:table-cell>
        </table:table-row>
        <table:table-row>
          <table:table-cell table:style-name="Table3.A2" office:value-type="string">
            <text:p text:style-name="P21">2</text:p>
          </table:table-cell>
          <table:table-cell table:style-name="Table3.A2" office:value-type="string">
            <text:p text:style-name="P21">Разработка рабочего проекта</text:p>
          </table:table-cell>
          <table:table-cell table:style-name="Table3.C2" office:value-type="string">
            <text:p text:style-name="P21">Март 2019</text:p>
          </table:table-cell>
        </table:table-row>
        <table:table-row>
          <table:table-cell table:style-name="Table3.A2" office:value-type="string">
            <text:p text:style-name="P21">3</text:p>
          </table:table-cell>
          <table:table-cell table:style-name="Table3.A2" office:value-type="string">
            <text:p text:style-name="P21">Изготовление и проведение контрольных испытаний всех элементов разрабатываемой системы</text:p>
          </table:table-cell>
          <table:table-cell table:style-name="Table3.C2" office:value-type="string">
            <text:p text:style-name="P21">Июнь 2019</text:p>
          </table:table-cell>
        </table:table-row>
      </table:table>
      <text:p text:style-name="P29"/>
      <text:list xml:id="list223445080919691" text:continue-numbering="true" text:style-name="GOST_20_TR_20_main_20_body">
        <text:list-item>
          <text:h text:style-name="P76" text:outline-level="1"><text:bookmark-start text:name="__RefHeading___Toc1022_1566413351"/>Порядок выполнения этапов и приёмки <text:span text:style-name="T89">СЧ </text:span>ОКР.<text:bookmark-end text:name="__RefHeading___Toc1022_1566413351"/></text:h>
          <text:list>
            <text:list-item>
              <text:p text:style-name="P56">Для закрытия этапа эскизного проектирования, требуется выполнение следующих требований:</text:p>
              <text:list>
                <text:list-item>
                  <text:p text:style-name="P57">Должна быть оформлена пояснительная записка;</text:p>
                </text:list-item>
                <text:list-item>
                  <text:p text:style-name="P58">Должны быть разработаны трёхмерные модели элементов конструкции стратосферного зонда;</text:p>
                </text:list-item>
                <text:list-item>
                  <text:p text:style-name="P59"><text:span text:style-name="T43">Должна быть разработана </text:span>принципиальн<text:span text:style-name="T43">ая </text:span>электрическ<text:span text:style-name="T41">ой </text:span>схема аппарата<text:span text:style-name="T40">;</text:span></text:p>
                </text:list-item>
                <text:list-item>
                  <text:p text:style-name="P60"><text:span text:style-name="T44">Должна быть создана </text:span>презентаци<text:span text:style-name="T44">я</text:span> для устного доклада <text:span text:style-name="T95">комиссии.</text:span></text:p>
                </text:list-item>
                <text:list-item>
                  <text:p text:style-name="P61">В пояснительной записке должны быть отражены следующие <text:span text:style-name="T39">позиции</text:span>:</text:p>
                </text:list-item>
              </text:list>
            </text:list-item>
          </text:list>
        </text:list-item>
      </text:list>
      <text:list xml:id="list223445426041421" text:continue-list="list223444885826999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2">массовый расчёт;</text:p>
                    </text:list-item>
                    <text:list-item>
                      <text:p text:style-name="P62">расчёт энергобаланса;</text:p>
                    </text:list-item>
                    <text:list-item>
                      <text:p text:style-name="P62">расчёт стоимости<text:span text:style-name="T42"> комплектующих</text:span>;</text:p>
                    </text:list-item>
                    <text:list-item>
                      <text:p text:style-name="P62">прочностной расчёт конструкции (допустимо отсутствие);</text:p>
                    </text:list-item>
                    <text:list-item>
                      <text:p text:style-name="P62">тепловой расчёт (допустимо отсутствие)<text:span text:style-name="T39">;</text:span></text:p>
                    </text:list-item>
                    <text:list-item>
                      <text:p text:style-name="P63">описание протоколов инофрмационно-логического взаимодействия элементов системы<text:span text:style-name="T41">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23445280803190" text:continue-list="list223445080919691" text:style-name="GOST_20_TR_20_main_20_body">
        <text:list-item>
          <text:list>
            <text:list-item>
              <text:list>
                <text:list-item>
                  <text:p text:style-name="P64">Презентация должна включать:</text:p>
                </text:list-item>
              </text:list>
            </text:list-item>
          </text:list>
        </text:list-item>
      </text:list>
      <text:list xml:id="list223444226391371" text:continue-list="list223445426041421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5">описание научной задачи;</text:p>
                    </text:list-item>
                    <text:list-item>
                      <text:p text:style-name="P65">описание технической задачи;</text:p>
                    </text:list-item>
                    <text:list-item>
                      <text:p text:style-name="P65">план график;</text:p>
                    </text:list-item>
                    <text:list-item>
                      <text:p text:style-name="P65">бюджет проекта.</text:p>
                    </text:list-item>
                  </text:list>
                </text:list-item>
              </text:list>
            </text:list-item>
          </text:list>
        </text:list-item>
      </text:list>
      <text:list xml:id="list223444626363856" text:continue-list="list223445280803190" text:style-name="GOST_20_TR_20_main_20_body">
        <text:list-item>
          <text:list>
            <text:list-item>
              <text:p text:style-name="P66">Для закрытия этапа рабочего проекта должны быть выполнены следующие требования:</text:p>
              <text:list>
                <text:list-item>
                  <text:p text:style-name="P67">Система должна быть полностью спроектирована с выпуском следующих документов:</text:p>
                </text:list-item>
              </text:list>
            </text:list-item>
          </text:list>
        </text:list-item>
      </text:list>
      <text:list xml:id="list223445692930089" text:continue-list="list223444226391371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8">Комплект чертежей конструкции системы (допустимо использование точных трёхмерных моделей);</text:p>
                    </text:list-item>
                    <text:list-item>
                      <text:p text:style-name="P68"><text:soft-page-break/>Электрические принципиальные схемы и шаблоны для производства печатных плат, используемых в системе.</text:p>
                    </text:list-item>
                  </text:list>
                </text:list-item>
              </text:list>
            </text:list-item>
          </text:list>
        </text:list-item>
      </text:list>
      <text:list xml:id="list223444721300866" text:continue-list="list223444626363856" text:style-name="GOST_20_TR_20_main_20_body">
        <text:list-item>
          <text:list>
            <text:list-item>
              <text:list>
                <text:list-item>
                  <text:p text:style-name="P67">Должна быть выпущена альфа версия программного обеспечения<text:span text:style-name="T46"> всех составных частей</text:span> системы.</text:p>
                </text:list-item>
                <text:list-item>
                  <text:p text:style-name="P67">Должны быть проведены <text:span text:style-name="T45">автономные </text:span>испытания элементов <text:span text:style-name="T45">разрабатываемой </text:span>системы.</text:p>
                </text:list-item>
              </text:list>
            </text:list-item>
            <text:list-item>
              <text:p text:style-name="P69">На финальный этап конкурса команда должна предоставить готовую к эксплуатации систему и принять участие в финале конкурса Воздушно-инженерная школа CanSat в России.</text:p>
            </text:list-item>
          </text:list>
        </text:list-item>
        <text:list-item>
          <text:h text:style-name="P75" text:outline-level="1"><text:bookmark-start text:name="__RefHeading___Toc1024_1566413351"/>Ссылочные документы<text:bookmark-end text:name="__RefHeading___Toc1024_1566413351"/></text:h>
        </text:list-item>
      </text:list>
      <text:list xml:id="list223444142768249" text:continue-list="list223445692930089" text:style-name="GOST_20_TR_20_bullets">
        <text:list-item>
          <text:list>
            <text:list-item>
              <text:list>
                <text:list-item>
                  <text:p text:style-name="P79">ГОСТ Р 55996- 2014</text:p>
                </text:list-item>
                <text:list-item>
                  <text:p text:style-name="P80">Положения конкурса воздушно инженерная школа CanSat в России 2018-2019 от <text:span text:style-name="T47">7.11.2018.</text:span></text:p>
                </text:list-item>
              </text:list>
            </text:list-item>
          </text:list>
        </text:list-item>
      </text:list>
      <text:p text:style-name="P16"/>
      <text:list xml:id="list223444570365713" text:continue-list="list223444721300866" text:style-name="GOST_20_TR_20_main_20_body">
        <text:list-item>
          <text:h text:style-name="P77" text:outline-level="1"><text:bookmark-start text:name="__RefHeading___Toc1026_1566413351"/>Перечень сокращений:<text:bookmark-end text:name="__RefHeading___Toc1026_1566413351"/></text:h>
        </text:list-item>
      </text:list>
      <text:list xml:id="list223444201734585" text:continue-list="list223444142768249" text:style-name="GOST_20_TR_20_bullets">
        <text:list-item>
          <text:list>
            <text:list-item>
              <text:list>
                <text:list-item>
                  <text:p text:style-name="P83">КИМП —<text:span text:style-name="T98"> комплектующие изделия межотраслевого применения;</text:span></text:p>
                </text:list-item>
                <text:list-item>
                  <text:p text:style-name="P81">НИП - наземный измерительный пункт<text:span text:style-name="T82">;</text:span></text:p>
                </text:list-item>
                <text:list-item>
                  <text:p text:style-name="P82">ОКР - опытно конструкторская работа;</text:p>
                </text:list-item>
                <text:list-item>
                  <text:p text:style-name="P82">СЧ - <text:span text:style-name="T87">составная</text:span> часть.</text:p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3">Со стороны исполнителей</text:p>
          </table:table-cell>
          <table:table-cell table:style-name="Table2.A1" office:value-type="string">
            <text:p text:style-name="P23">Со стороны заказчика</text:p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4">должность, головной исполнитель ОКР</text:p>
          </table:table-cell>
          <table:table-cell table:style-name="Table2.A1" office:value-type="string">
            <text:p text:style-name="P15">______________________________________</text:p>
            <text:p text:style-name="P25"><text:s/><text:span text:style-name="T34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4">подпись, инициалы, фамилия</text:p>
          </table:table-cell>
          <table:table-cell table:style-name="Table2.A1" office:value-type="string">
            <text:p text:style-name="P8">_________________________________</text:p>
            <text:p text:style-name="P24">подпись, инициалы, фамилия</text:p>
          </table:table-cell>
        </table:table-row>
        <table:table-row>
          <table:table-cell table:style-name="Table2.A1" office:value-type="string">
            <text:p text:style-name="P11">«___»____________________ 20___г.</text:p>
          </table:table-cell>
          <table:table-cell table:style-name="Table2.A1" office:value-type="string">
            <text:p text:style-name="P11">«___»____________________ 20___г.</text:p>
          </table:table-cell>
        </table:table-row>
        <table:table-row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4">должность, головной исполнитель ОКР</text:p>
          </table:table-cell>
          <table:table-cell table:style-name="Table2.A1" office:value-type="string">
            <text:p text:style-name="P15">______________________________________</text:p>
            <text:p text:style-name="P25"><text:s/><text:span text:style-name="T34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4">подпись, инициалы, фамилия</text:p>
          </table:table-cell>
          <table:table-cell table:style-name="Table2.A1" office:value-type="string">
            <text:p text:style-name="P8">_________________________________</text:p>
            <text:p text:style-name="P24">подпись, инициалы, фамилия</text:p>
          </table:table-cell>
        </table:table-row>
        <table:table-row>
          <table:table-cell table:style-name="Table2.A1" office:value-type="string">
            <text:p text:style-name="P11">«___»____________________ 20___г.</text:p>
          </table:table-cell>
          <table:table-cell table:style-name="Table2.A1" office:value-type="string">
            <text:p text:style-name="P11">«___»____________________ 20___г.</text:p>
          </table:table-cell>
        </table:table-row>
        <table:table-row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4">должность, головной исполнитель ОКР</text:p>
          </table:table-cell>
          <table:table-cell table:style-name="Table2.A1" office:value-type="string">
            <text:p text:style-name="P15">______________________________________</text:p>
            <text:p text:style-name="P25"><text:s/><text:span text:style-name="T34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4">подпись, инициалы, фамилия</text:p>
          </table:table-cell>
          <table:table-cell table:style-name="Table2.A1" office:value-type="string">
            <text:p text:style-name="P8">_________________________________</text:p>
            <text:p text:style-name="P24">подпись, инициалы, фамилия</text:p>
          </table:table-cell>
        </table:table-row>
        <table:table-row>
          <table:table-cell table:style-name="Table2.A1" office:value-type="string">
            <text:p text:style-name="P11">«___»____________________ 20___г.</text:p>
          </table:table-cell>
          <table:table-cell table:style-name="Table2.A1" office:value-type="string">
            <text:p text:style-name="P11">«___»____________________ 20___г.</text:p>
          </table:table-cell>
        </table:table-row>
        <table:table-row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4">должность, головной исполнитель ОКР</text:p>
          </table:table-cell>
          <table:table-cell table:style-name="Table2.A1" office:value-type="string">
            <text:p text:style-name="P15">______________________________________</text:p>
            <text:p text:style-name="P25"><text:s/><text:span text:style-name="T34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4">подпись, инициалы, фамилия</text:p>
          </table:table-cell>
          <table:table-cell table:style-name="Table2.A1" office:value-type="string">
            <text:p text:style-name="P8">_________________________________</text:p>
            <text:p text:style-name="P24">подпись, инициалы, фамилия</text:p>
          </table:table-cell>
        </table:table-row>
        <table:table-row>
          <table:table-cell table:style-name="Table2.A1" office:value-type="string">
            <text:p text:style-name="P11">«___»____________________ 20___г.</text:p>
          </table:table-cell>
          <table:table-cell table:style-name="Table2.A1" office:value-type="string">
            <text:p text:style-name="P11">«___»____________________ 20___г.</text:p>
          </table:table-cell>
        </table:table-row>
        <table:table-row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2" svg:font-family="'DejaVu Serif'" style:font-family-generic="roman"/>
    <style:font-face style:name="DejaVu Serif1" svg:font-family="'DejaVu Serif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GOST_20_Main_20_Body" style:display-name="GOST Main Body" style:family="paragraph" style:parent-style-name="Text_20_body" style:master-page-name="">
      <style:paragraph-properties fo:text-align="justify" style:justify-single-word="false" style:page-number="auto"/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GOST_20_TR_20_Heading_20_1" style:display-name="GOST TR Heading 1" style:family="paragraph" style:parent-style-name="Heading" style:default-outline-level="1" style:list-style-name="GOST_20_TR_20_main_20_body"/>
    <style:style style:name="GOST_20_TR_20_Heading_20_2" style:display-name="GOST TR Heading 2" style:family="paragraph" style:parent-style-name="Heading" style:default-outline-level="2" style:list-style-name="GOST_20_TR_20_main_20_body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GOST_20_TR_20_main_20_body" style:display-name="GOST TR main body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GOST_20_TR_20_bullets" style:display-name="GOST TR bullets" text:consecutive-numbering="true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8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силий  </meta:initial-creator>
    <meta:creation-date>2018-11-18T16:32:26.807826699</meta:creation-date>
    <dc:date>2019-01-28T22:34:43.320260531</dc:date>
    <meta:editing-duration>PT14H23M52S</meta:editing-duration>
    <meta:editing-cycles>198</meta:editing-cycles>
    <meta:generator>LibreOffice/5.2.7.2$Linux_X86_64 LibreOffice_project/20m0$Build-2</meta:generator>
    <meta:document-statistic meta:table-count="4" meta:image-count="0" meta:object-count="0" meta:page-count="18" meta:paragraph-count="234" meta:word-count="1523" meta:character-count="12712" meta:non-whitespace-character-count="11338"/>
  </office:meta>
</office:document-meta>
</file>